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976cm" svg:height="2.462cm" draw:transform="rotate (0.0982620368872808) translate (3.2046171855408cm 3.30312392726905cm)" svg:viewBox="0 0 2977 2463" svg:d="M267 71c1613-127 2815-206 2703 894-108 1101-1025 1285-2615 1498-189-10-147-789 211-791 777-66 1878-109 1758-588-123-480-1117-513-2154-228-284 23-184-771 97-785z">
          <text:p/>
        </draw:path>
        <draw:path draw:style-name="gr1" draw:text-style-name="P1" draw:layer="layout" svg:width="3.635cm" svg:height="3.258cm" draw:transform="rotate (0.0977384381116825) translate (3.0616558916891cm 4.96337389457881cm)" svg:viewBox="0 0 3636 3259" svg:d="M804 36c1900-138 2971 70 2818 1502-154 1433-1226 1859-3526 1683-188-8-98-793 259-798 1200 134 2553 274 2627-689 74-962-857-1112-2321-911-286-7-138-774 143-787z">
          <text:p/>
        </draw:path>
        <draw:path draw:style-name="gr2" draw:text-style-name="P1" draw:layer="layout" svg:width="4.018cm" svg:height="0.879cm" draw:transform="rotate (-1.55212130379856) translate (4.0302301155594cm 3.69349834858815cm)" svg:viewBox="0 0 4019 880" svg:d="M170 709c538-18 857-2 1579 13 718 7 1779 123 2222 158 127 10-29-693-135-713-519-33-1000-90-1839-82-840 12-1487-22-1951-85-122-15 26 705 124 709z">
          <text:p/>
        </draw:path>
        <draw:path draw:style-name="gr2" draw:text-style-name="P1" draw:layer="layout" svg:width="0.902cm" svg:height="0.661cm" draw:transform="rotate (-2.15687788961459) translate (4.161624478732cm 3.67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4.0607911453987cm 7.4949614417959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3cm" svg:height="0.661cm" draw:transform="rotate (-2.15757602131539) translate (4.0209911071034cm 3.4794484371656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2cm" svg:height="0.661cm" draw:transform="skewX (0.001221730476396) rotate (-2.1556561591382) translate (4.3827906519274cm 5.0604624998278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08:58.831000000</dc:date>
    <meta:editing-duration>PT3M1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